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B0000006B72F7816588E7C780.png" manifest:media-type="image/png"/>
  <manifest:file-entry manifest:full-path="Pictures/1000153200000B0F00000B0F05CB005EFAE2F9B2.svg" manifest:media-type="image/svg+xml"/>
  <manifest:file-entry manifest:full-path="Pictures/100002010000006B0000006BBDAF4EEB4EB35FFE.png" manifest:media-type="image/png"/>
  <manifest:file-entry manifest:full-path="Pictures/1000328B00000B0F00000B0FEF9A522CA0B55A82.svg" manifest:media-type="image/svg+xml"/>
  <manifest:file-entry manifest:full-path="Pictures/100002010000005F0000005F574FA959D151877C.png" manifest:media-type="image/png"/>
  <manifest:file-entry manifest:full-path="Pictures/10000C8E000009D2000009D24DCF63466E4C2FCC.svg" manifest:media-type="image/svg+xml"/>
  <manifest:file-entry manifest:full-path="Pictures/10000201000000A30000016526ED3973B47C4EFD.png" manifest:media-type="image/png"/>
  <manifest:file-entry manifest:full-path="Pictures/1000000000000280000001E0B247D23FD61EDBA5.jpg" manifest:media-type="image/jpeg"/>
  <manifest:file-entry manifest:full-path="Pictures/10000201000001B90000012139D315C2D12F3F5D.png" manifest:media-type="image/png"/>
  <manifest:file-entry manifest:full-path="Pictures/100002010000016E000001287DA15EFA601D712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48cm" fo:min-width="6.445cm" fo:padding-left="0cm" fo:padding-right="0cm"/>
      <style:paragraph-properties style:writing-mode="lr-tb"/>
    </style:style>
    <style:style style:name="gr3" style:family="graphic" style:parent-style-name="objectwithoutfill">
      <style:graphic-properties svg:stroke-width="0.03cm" svg:stroke-color="#666666" draw:marker-start="" draw:marker-start-width="0.245cm" draw:marker-end="Arrowheads_20_1" draw:marker-end-width="0.3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width="0.03cm" svg:stroke-color="#666666" draw:marker-start-width="0.245cm" draw:fill="none" draw:fill-color="#ffffff" draw:textarea-horizontal-align="left" draw:auto-grow-height="true" draw:auto-grow-width="false" fo:min-height="0.788cm" fo:min-width="4.29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4.24cm" fo:padding-left="0cm" fo:padding-right="0cm"/>
      <style:paragraph-properties style:writing-mode="lr-tb"/>
    </style:style>
    <style:style style:name="gr6" style:family="graphic" style:parent-style-name="standard">
      <style:graphic-properties svg:stroke-width="0.03cm" svg:stroke-color="#666666" draw:marker-start-width="0.245cm" draw:marker-end-width="0.245cm" draw:fill="none" draw:fill-color="#f7f7ed" draw:textarea-horizontal-align="justify" draw:textarea-vertical-align="middle" draw:auto-grow-height="false" fo:min-height="9.32cm" fo:min-width="12.719cm" fo:padding-top="0.14cm" fo:padding-bottom="0.14cm" fo:padding-left="0.265cm" fo:padding-right="0.265cm"/>
    </style:style>
    <style:style style:name="gr7" style:family="graphic" style:parent-style-name="Object_20_with_20_no_20_fill_20_and_20_no_20_line">
      <style:graphic-properties draw:stroke="none" svg:stroke-width="0.03cm" svg:stroke-color="#4c4c4c" draw:marker-start-width="0.245cm" draw:marker-end-width="0.2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03cm" svg:stroke-color="#666666" draw:marker-start="Arrowheads_20_1" draw:marker-start-width="0.3cm" draw:marker-end="" draw:marker-end-width="0.3cm" draw:fill="none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width="0.03cm" svg:stroke-color="#666666" draw:marker-start-width="0.245cm" draw:fill="none" draw:fill-color="#ffffff" draw:textarea-horizontal-align="center" draw:textarea-vertical-align="middle" draw:auto-grow-height="true" draw:auto-grow-width="false" fo:min-height="1.95cm" fo:min-width="4.29cm" fo:padding-left="0cm" fo:padding-right="0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6pt"/>
    </style:style>
    <style:style style:name="P3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text-properties fo:color="#666666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5" style:family="paragraph">
      <loext:graphic-properties draw:fill="none" draw:fill-color="#ffffff"/>
      <style:text-properties fo:color="#666666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6" style:family="paragraph">
      <style:paragraph-properties fo:text-align="start"/>
      <style:text-properties fo:font-size="16pt"/>
    </style:style>
    <style:style style:name="P7" style:family="paragraph">
      <loext:graphic-properties draw:fill="none" draw:fill-color="#ffffff"/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="none" draw:fill-color="#f7f7ed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color="#666666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11" style:family="paragraph">
      <loext:graphic-properties draw:fill="none" draw:fill-color="#ffffff"/>
      <style:paragraph-properties fo:text-align="center"/>
      <style:text-properties fo:color="#666666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12" style:family="paragraph">
      <loext:graphic-properties draw:fill-color="#ffffff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666666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953cm" svg:height="4.814cm" svg:x="0.089cm" svg:y="0cm">
          <draw:image xlink:href="Pictures/100002010000016E000001287DA15EFA601D7129.png" xlink:type="simple" xlink:show="embed" xlink:actuate="onLoad" loext:mime-type="image/png">
            <text:p/>
          </draw:image>
        </draw:frame>
        <draw:frame draw:style-name="gr1" draw:text-style-name="P1" draw:layer="layout" svg:width="6.122cm" svg:height="4.012cm" svg:x="0.004cm" svg:y="5.214cm">
          <draw:image xlink:href="Pictures/10000201000001B90000012139D315C2D12F3F5D.png" xlink:type="simple" xlink:show="embed" xlink:actuate="onLoad" loext:mime-type="image/png">
            <text:p/>
          </draw:image>
        </draw:frame>
        <draw:frame draw:style-name="gr2" draw:text-style-name="P3" draw:layer="layout" svg:width="6.445cm" svg:height="1.098cm" svg:x="-0.198cm" svg:y="9.976cm">
          <draw:text-box>
            <text:p text:style-name="P2"><text:span text:style-name="T1">Frontend</text:span></text:p>
          </draw:text-box>
        </draw:frame>
        <draw:frame draw:style-name="gr2" draw:text-style-name="P3" draw:layer="layout" svg:width="6.445cm" svg:height="1.098cm" svg:x="10.699cm" svg:y="9.976cm">
          <draw:text-box>
            <text:p text:style-name="P2"><text:span text:style-name="T1">Internet</text:span></text:p>
          </draw:text-box>
        </draw:frame>
        <draw:line draw:style-name="gr3" draw:text-style-name="P1" draw:layer="layout" svg:x1="5.55cm" svg:y1="5.422cm" svg:x2="21.599cm" svg:y2="5.4cm">
          <text:p/>
        </draw:line>
        <draw:frame draw:style-name="gr4" draw:text-style-name="P5" draw:layer="layout" svg:width="4.29cm" svg:height="1.038cm" svg:x="5.71cm" svg:y="5.4cm">
          <draw:text-box>
            <text:p text:style-name="P4"><text:span text:style-name="T2">H</text:span><text:span text:style-name="T2">T</text:span><text:span text:style-name="T2">T</text:span><text:span text:style-name="T2">P</text:span></text:p>
          </draw:text-box>
        </draw:frame>
        <draw:frame draw:style-name="gr5" draw:text-style-name="P7" draw:layer="layout" svg:width="14.24cm" svg:height="1.505cm" svg:x="21.955cm" svg:y="9.976cm">
          <draw:text-box>
            <text:p text:style-name="P6"><text:span text:style-name="T1">Ressource</text:span><text:span text:style-name="T1">n auf einem </text:span><text:span text:style-name="T1">Webserver</text:span><text:span text:style-name="T3"> </text:span><text:span text:style-name="T3">(adressiert </text:span><text:span text:style-name="T3">via URL)</text:span></text:p>
          </draw:text-box>
        </draw:frame>
        <draw:g>
          <draw:frame draw:style-name="gr1" draw:text-style-name="P1" draw:layer="layout" svg:width="13.249cm" svg:height="9.6cm" svg:x="21.95cm" svg:y="0.225cm">
            <draw:image xlink:href="Pictures/1000000000000280000001E0B247D23FD61EDBA5.jpg" xlink:type="simple" xlink:show="embed" xlink:actuate="onLoad" loext:mime-type="image/jpeg">
              <text:p/>
            </draw:image>
          </draw:frame>
          <draw:custom-shape draw:style-name="gr6" draw:text-style-name="P8" draw:layer="layout" svg:width="13.249cm" svg:height="9.6cm" svg:x="21.95cm" svg:y="0.2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1" draw:layer="layout" svg:width="2cm" svg:height="4.271cm" svg:x="22.75cm" svg:y="2.754cm">
          <draw:image xlink:href="Pictures/10000201000000A30000016526ED3973B47C4EFD.png" xlink:type="simple" xlink:show="embed" xlink:actuate="onLoad" loext:mime-type="image/png">
            <text:p/>
          </draw:image>
        </draw:frame>
        <draw:frame draw:style-name="gr8" draw:text-style-name="P9" draw:layer="layout" svg:width="1.8cm" svg:height="1.8cm" svg:x="29.599cm" svg:y="5.2cm">
          <draw:image xlink:href="Pictures/10000C8E000009D2000009D24DCF63466E4C2FCC.svg" xlink:type="simple" xlink:show="embed" xlink:actuate="onLoad" loext:mime-type="image/svg+xml">
            <text:p/>
          </draw:image>
          <draw:image xlink:href="Pictures/100002010000005F0000005F574FA959D151877C.png" xlink:type="simple" xlink:show="embed" xlink:actuate="onLoad" loext:mime-type="image/png"/>
        </draw:frame>
        <draw:frame draw:style-name="gr8" draw:text-style-name="P9" draw:layer="layout" svg:width="2.03cm" svg:height="2.03cm" svg:x="26.569cm" svg:y="7.57cm">
          <draw:image xlink:href="Pictures/1000328B00000B0F00000B0FEF9A522CA0B55A82.svg" xlink:type="simple" xlink:show="embed" xlink:actuate="onLoad" loext:mime-type="image/svg+xml">
            <text:p/>
          </draw:image>
          <draw:image xlink:href="Pictures/100002010000006B0000006BBDAF4EEB4EB35FFE.png" xlink:type="simple" xlink:show="embed" xlink:actuate="onLoad" loext:mime-type="image/png"/>
        </draw:frame>
        <draw:frame draw:style-name="gr8" draw:text-style-name="P9" draw:layer="layout" svg:width="2.03cm" svg:height="2.03cm" svg:x="26.569cm" svg:y="5.18cm">
          <draw:image xlink:href="Pictures/1000328B00000B0F00000B0FEF9A522CA0B55A82.svg" xlink:type="simple" xlink:show="embed" xlink:actuate="onLoad" loext:mime-type="image/svg+xml">
            <text:p/>
          </draw:image>
          <draw:image xlink:href="Pictures/100002010000006B0000006BBDAF4EEB4EB35FFE.png" xlink:type="simple" xlink:show="embed" xlink:actuate="onLoad" loext:mime-type="image/png"/>
        </draw:frame>
        <draw:frame draw:style-name="gr8" draw:text-style-name="P9" draw:layer="layout" svg:width="2.03cm" svg:height="2.03cm" svg:x="26.569cm" svg:y="2.79cm">
          <draw:image xlink:href="Pictures/1000328B00000B0F00000B0FEF9A522CA0B55A82.svg" xlink:type="simple" xlink:show="embed" xlink:actuate="onLoad" loext:mime-type="image/svg+xml">
            <text:p/>
          </draw:image>
          <draw:image xlink:href="Pictures/100002010000006B0000006BBDAF4EEB4EB35FFE.png" xlink:type="simple" xlink:show="embed" xlink:actuate="onLoad" loext:mime-type="image/png"/>
        </draw:frame>
        <draw:frame draw:style-name="gr8" draw:text-style-name="P9" draw:layer="layout" svg:width="2.03cm" svg:height="2.03cm" svg:x="26.569cm" svg:y="0.4cm">
          <draw:image xlink:href="Pictures/1000328B00000B0F00000B0FEF9A522CA0B55A82.svg" xlink:type="simple" xlink:show="embed" xlink:actuate="onLoad" loext:mime-type="image/svg+xml">
            <text:p/>
          </draw:image>
          <draw:image xlink:href="Pictures/100002010000006B0000006BBDAF4EEB4EB35FFE.png" xlink:type="simple" xlink:show="embed" xlink:actuate="onLoad" loext:mime-type="image/png"/>
        </draw:frame>
        <draw:frame draw:style-name="gr8" draw:text-style-name="P9" draw:layer="layout" svg:width="2.03cm" svg:height="2.03cm" svg:x="29.569cm" svg:y="2.89cm">
          <draw:image xlink:href="Pictures/1000328B00000B0F00000B0FEF9A522CA0B55A82.svg" xlink:type="simple" xlink:show="embed" xlink:actuate="onLoad" loext:mime-type="image/svg+xml">
            <text:p/>
          </draw:image>
          <draw:image xlink:href="Pictures/100002010000006B0000006BBDAF4EEB4EB35FFE.png" xlink:type="simple" xlink:show="embed" xlink:actuate="onLoad" loext:mime-type="image/png"/>
        </draw:frame>
        <draw:frame draw:style-name="gr8" draw:text-style-name="P9" draw:layer="layout" svg:width="2.03cm" svg:height="2.03cm" svg:x="29.569cm" svg:y="0.5cm">
          <draw:image xlink:href="Pictures/1000328B00000B0F00000B0FEF9A522CA0B55A82.svg" xlink:type="simple" xlink:show="embed" xlink:actuate="onLoad" loext:mime-type="image/svg+xml">
            <text:p/>
          </draw:image>
          <draw:image xlink:href="Pictures/100002010000006B0000006BBDAF4EEB4EB35FFE.png" xlink:type="simple" xlink:show="embed" xlink:actuate="onLoad" loext:mime-type="image/png"/>
        </draw:frame>
        <draw:frame draw:style-name="gr8" draw:text-style-name="P9" draw:layer="layout" svg:width="1.8cm" svg:height="1.8cm" svg:x="29.599cm" svg:y="7.6cm">
          <draw:image xlink:href="Pictures/10000C8E000009D2000009D24DCF63466E4C2FCC.svg" xlink:type="simple" xlink:show="embed" xlink:actuate="onLoad" loext:mime-type="image/svg+xml">
            <text:p/>
          </draw:image>
          <draw:image xlink:href="Pictures/100002010000005F0000005F574FA959D151877C.png" xlink:type="simple" xlink:show="embed" xlink:actuate="onLoad" loext:mime-type="image/png"/>
        </draw:frame>
        <draw:frame draw:style-name="gr8" draw:text-style-name="P9" draw:layer="layout" svg:width="1.8cm" svg:height="1.8cm" svg:x="32.399cm" svg:y="5.2cm">
          <draw:image xlink:href="Pictures/10000C8E000009D2000009D24DCF63466E4C2FCC.svg" xlink:type="simple" xlink:show="embed" xlink:actuate="onLoad" loext:mime-type="image/svg+xml">
            <text:p/>
          </draw:image>
          <draw:image xlink:href="Pictures/100002010000005F0000005F574FA959D151877C.png" xlink:type="simple" xlink:show="embed" xlink:actuate="onLoad" loext:mime-type="image/png"/>
        </draw:frame>
        <draw:frame draw:style-name="gr8" draw:text-style-name="P9" draw:layer="layout" svg:width="1.8cm" svg:height="1.8cm" svg:x="32.399cm" svg:y="7.6cm">
          <draw:image xlink:href="Pictures/10000C8E000009D2000009D24DCF63466E4C2FCC.svg" xlink:type="simple" xlink:show="embed" xlink:actuate="onLoad" loext:mime-type="image/svg+xml">
            <text:p/>
          </draw:image>
          <draw:image xlink:href="Pictures/100002010000005F0000005F574FA959D151877C.png" xlink:type="simple" xlink:show="embed" xlink:actuate="onLoad" loext:mime-type="image/png"/>
        </draw:frame>
        <draw:frame draw:style-name="gr8" draw:text-style-name="P9" draw:layer="layout" svg:width="1.8cm" svg:height="1.8cm" svg:x="32.399cm" svg:y="0.6cm">
          <draw:image xlink:href="Pictures/10000C8E000009D2000009D24DCF63466E4C2FCC.svg" xlink:type="simple" xlink:show="embed" xlink:actuate="onLoad" loext:mime-type="image/svg+xml">
            <text:p/>
          </draw:image>
          <draw:image xlink:href="Pictures/100002010000005F0000005F574FA959D151877C.png" xlink:type="simple" xlink:show="embed" xlink:actuate="onLoad" loext:mime-type="image/png"/>
        </draw:frame>
        <draw:frame draw:style-name="gr8" draw:text-style-name="P9" draw:layer="layout" svg:width="1.8cm" svg:height="1.8cm" svg:x="32.399cm" svg:y="3cm">
          <draw:image xlink:href="Pictures/10000C8E000009D2000009D24DCF63466E4C2FCC.svg" xlink:type="simple" xlink:show="embed" xlink:actuate="onLoad" loext:mime-type="image/svg+xml">
            <text:p/>
          </draw:image>
          <draw:image xlink:href="Pictures/100002010000005F0000005F574FA959D151877C.png" xlink:type="simple" xlink:show="embed" xlink:actuate="onLoad" loext:mime-type="image/png"/>
        </draw:frame>
        <draw:line draw:style-name="gr9" draw:text-style-name="P1" draw:layer="layout" svg:x1="5.55cm" svg:y1="6.5cm" svg:x2="21.599cm" svg:y2="6.478cm">
          <text:p/>
        </draw:line>
        <draw:frame draw:style-name="gr8" draw:text-style-name="P9" draw:layer="layout" svg:width="5.945cm" svg:height="5.945cm" svg:x="10.899cm" svg:y="2.353cm">
          <draw:image xlink:href="Pictures/1000153200000B0F00000B0F05CB005EFAE2F9B2.svg" xlink:type="simple" xlink:show="embed" xlink:actuate="onLoad" loext:mime-type="image/svg+xml">
            <text:p/>
          </draw:image>
          <draw:image xlink:href="Pictures/100002010000006B0000006B72F7816588E7C780.png" xlink:type="simple" xlink:show="embed" xlink:actuate="onLoad" loext:mime-type="image/png"/>
        </draw:frame>
        <draw:frame draw:style-name="gr10" draw:text-style-name="P11" draw:layer="layout" svg:width="3.49cm" svg:height="2.2cm" svg:x="1.31cm" svg:y="5.6cm">
          <draw:text-box>
            <text:p text:style-name="P10"><text:span text:style-name="T2">HTML,</text:span></text:p>
            <text:p text:style-name="P10"><text:span text:style-name="T2">CSS, JS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0999984741211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74cm" fo:margin-bottom="0cm" fo:text-indent="0cm"/>
      <style:text-properties fo:font-size="33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55cm" fo:margin-bottom="0cm" fo:text-indent="0cm"/>
      <style:text-properties fo:font-size="28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37cm" fo:margin-bottom="0cm" fo:text-indent="0cm"/>
      <style:text-properties fo:font-size="23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2.4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2cm" fo:page-height="10.6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2.646cm" svg:x="1cm" svg:y="4.949cm"/>
      <draw:page-thumbnail draw:layer="backgroundobjects" svg:width="8.999cm" svg:height="2.646cm" svg:x="1cm" svg:y="13.525cm"/>
      <draw:page-thumbnail draw:layer="backgroundobjects" svg:width="8.999cm" svg:height="2.646cm" svg:x="1cm" svg:y="22.101cm"/>
      <draw:page-thumbnail draw:layer="backgroundobjects" svg:width="8.999cm" svg:height="2.646cm" svg:x="11cm" svg:y="4.949cm"/>
      <draw:page-thumbnail draw:layer="backgroundobjects" svg:width="8.999cm" svg:height="2.646cm" svg:x="11cm" svg:y="13.525cm"/>
      <draw:page-thumbnail draw:layer="backgroundobjects" svg:width="8.999cm" svg:height="2.646cm" svg:x="11cm" svg:y="22.101cm"/>
    </style:handout-master>
    <style:master-page style:name="Default" style:page-layout-name="PM1" draw:style-name="Mdp1">
      <draw:frame presentation:style-name="Default-title" draw:layer="backgroundobjects" svg:width="53.999cm" svg:height="4.174cm" svg:x="2.998cm" svg:y="0.995cm" presentation:class="title" presentation:placeholder="true">
        <draw:text-box/>
      </draw:frame>
      <draw:frame presentation:style-name="Default-outline1" draw:layer="backgroundobjects" svg:width="53.999cm" svg:height="14.499cm" svg:x="2.998cm" svg:y="5.85cm" presentation:class="outline" presentation:placeholder="true">
        <draw:text-box/>
      </draw:frame>
      <draw:frame presentation:style-name="Mpr1" draw:text-style-name="MP2" draw:layer="backgroundobjects" svg:width="13.979cm" svg:height="1.724cm" svg:x="2.998cm" svg:y="22.77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9.019cm" svg:height="1.724cm" svg:x="20.518cm" svg:y="22.77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979cm" svg:height="1.724cm" svg:x="43.018cm" svg:y="22.77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ennis Schulmeister-Zimolong</meta:initial-creator>
    <meta:creation-date>2018-02-08T02:25:09.671987231</meta:creation-date>
    <dc:date>2020-09-04T05:32:46.294815265</dc:date>
    <dc:creator>Dennis Schulmeister-Zimolong</dc:creator>
    <meta:editing-duration>PT58M11S</meta:editing-duration>
    <meta:editing-cycles>17</meta:editing-cycles>
    <meta:generator>LibreOffice/6.4.5.2$Linux_X86_64 LibreOffice_project/40$Build-2</meta:generator>
    <meta:document-statistic meta:object-count="49"/>
  </office:meta>
</office:document-meta>
</file>